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tinus Sans" svg:font-family="'Libertinus Sans'" style:font-family-generic="system" style:font-pitch="variable"/>
    <style:font-face style:name="LibertinusSans-Bold" svg:font-family="LibertinusSans-Bold" style:font-pitch="variable"/>
    <style:font-face style:name="LibertinusSans-Regular" svg:font-family="LibertinusSans-Regular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style:shadow="none"/>
      <style:text-properties officeooo:rsid="0011ae66" officeooo:paragraph-rsid="0011ae66"/>
    </style:style>
    <style:style style:name="P2" style:family="paragraph" style:parent-style-name="Text_20_body">
      <style:paragraph-properties style:shadow="none"/>
      <style:text-properties fo:color="#666666" loext:opacity="100%" fo:font-weight="bold" officeooo:rsid="0011ae66" officeooo:paragraph-rsid="0011ae66"/>
    </style:style>
    <style:style style:name="P3" style:family="paragraph" style:parent-style-name="Text_20_body">
      <style:paragraph-properties fo:margin-top="0in" fo:margin-bottom="0in" style:contextual-spacing="false" style:shadow="none"/>
      <style:text-properties fo:color="#666666" loext:opacity="100%" fo:font-weight="bold" officeooo:rsid="0011ae66" officeooo:paragraph-rsid="0011ae66"/>
    </style:style>
    <style:style style:name="P4" style:family="paragraph" style:parent-style-name="Text_20_body">
      <style:paragraph-properties fo:margin-top="0in" fo:margin-bottom="0.0181in" style:contextual-spacing="false" style:shadow="none"/>
      <style:text-properties officeooo:paragraph-rsid="0011ae66"/>
    </style:style>
    <style:style style:name="P5" style:family="paragraph" style:parent-style-name="Text_20_body">
      <style:paragraph-properties style:shadow="none"/>
      <style:text-properties officeooo:paragraph-rsid="0011ae66"/>
    </style:style>
    <style:style style:name="P6" style:family="paragraph" style:parent-style-name="Heading_20_3">
      <style:paragraph-properties fo:text-align="start" style:justify-single-word="false" fo:break-before="column" fo:padding="0.0201in" fo:border-left="none" fo:border-right="none" fo:border-top="0.06pt solid #000000" fo:border-bottom="0.06pt solid #000000" style:shadow="none"/>
    </style:style>
    <style:style style:name="P7" style:family="paragraph" style:parent-style-name="Text_20_body">
      <style:paragraph-properties style:shadow="none"/>
      <style:text-properties fo:font-weight="bold" officeooo:rsid="0013f2a7" officeooo:paragraph-rsid="0016bd78"/>
    </style:style>
    <style:style style:name="P8" style:family="paragraph" style:parent-style-name="Text_20_body">
      <style:paragraph-properties fo:margin-top="0in" fo:margin-bottom="0in" style:contextual-spacing="false" style:shadow="none"/>
      <style:text-properties fo:font-weight="bold" officeooo:rsid="0013f2a7" officeooo:paragraph-rsid="0016bd78"/>
    </style:style>
    <style:style style:name="P9" style:family="paragraph" style:parent-style-name="Text_20_body">
      <style:paragraph-properties fo:margin-top="0in" fo:margin-bottom="0in" style:contextual-spacing="false" style:shadow="none"/>
      <style:text-properties fo:font-weight="normal" officeooo:rsid="0016bd78" officeooo:paragraph-rsid="0016bd78" style:font-weight-asian="bold" style:font-weight-complex="bold"/>
    </style:style>
    <style:style style:name="P10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11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2" style:family="paragraph" style:parent-style-name="Default_20_Drawing_20_Style">
      <style:paragraph-properties fo:text-align="start" style:justify-single-word="false" style:writing-mode="lr-tb"/>
    </style:style>
    <style:style style:name="P13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14" style:family="paragraph" style:parent-style-name="Text_20_body" style:list-style-name="L1">
      <style:paragraph-properties style:shadow="none"/>
      <style:text-properties style:font-name="Liberation Serif" fo:font-size="11pt" officeooo:paragraph-rsid="0013f2a7" style:font-size-asian="11pt" style:font-size-complex="11pt"/>
    </style:style>
    <style:style style:name="P15" style:family="paragraph" style:parent-style-name="Text_20_body" style:list-style-name="L1">
      <style:paragraph-properties fo:margin-top="0in" fo:margin-bottom="0.0181in" style:contextual-spacing="false" style:shadow="none"/>
      <style:text-properties fo:font-weight="normal" officeooo:rsid="00141dd0" officeooo:paragraph-rsid="00141dd0"/>
    </style:style>
    <style:style style:name="P16" style:family="paragraph" style:parent-style-name="Text_20_body" style:list-style-name="L1">
      <style:paragraph-properties fo:margin-top="0in" fo:margin-bottom="0.0181in" style:contextual-spacing="false" style:shadow="none"/>
      <style:text-properties fo:font-weight="normal" officeooo:rsid="00155182" officeooo:paragraph-rsid="00155182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18" style:family="paragraph" style:parent-style-name="Text_20_body" style:list-style-name="L1">
      <style:paragraph-properties fo:margin-top="0in" fo:margin-bottom="0in" style:contextual-spacing="false" style:shadow="none"/>
      <style:text-properties fo:color="#000000" loext:opacity="100%" style:font-name="LibertinusSans-Regular" fo:font-size="11pt" fo:font-style="normal" fo:font-weight="normal" officeooo:paragraph-rsid="00157aba" style:font-size-asian="11pt" style:font-style-asian="normal" style:font-weight-asian="normal" style:font-size-complex="11pt"/>
    </style:style>
    <style:style style:name="P19" style:family="paragraph" style:parent-style-name="Standard" style:list-style-name="L1">
      <style:paragraph-properties fo:margin-top="0.0398in" fo:margin-bottom="0.0398in" style:contextual-spacing="false" fo:line-height="115%" style:shadow="none"/>
      <style:text-properties fo:font-weight="normal" officeooo:rsid="00155182" officeooo:paragraph-rsid="00155182"/>
    </style:style>
    <style:style style:name="P20" style:family="paragraph" style:parent-style-name="Text_20_body" style:list-style-name="L1">
      <style:paragraph-properties style:shadow="none"/>
      <style:text-properties fo:font-weight="normal" officeooo:rsid="00155182" officeooo:paragraph-rsid="00155182"/>
    </style:style>
    <style:style style:name="P21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22" style:family="paragraph" style:parent-style-name="Text_20_body" style:list-style-name="L1">
      <style:paragraph-properties style:shadow="none"/>
      <style:text-properties officeooo:rsid="0015accc" officeooo:paragraph-rsid="0015accc"/>
    </style:style>
    <style:style style:name="P23" style:family="paragraph" style:parent-style-name="Text_20_body" style:list-style-name="L1">
      <style:paragraph-properties style:shadow="none"/>
      <style:text-properties officeooo:rsid="0016bd78" officeooo:paragraph-rsid="0016bd78"/>
    </style:style>
    <style:style style:name="P24" style:family="paragraph" style:parent-style-name="Text_20_body" style:list-style-name="L1">
      <style:paragraph-properties style:shadow="none"/>
      <style:text-properties officeooo:rsid="001762ed" officeooo:paragraph-rsid="001762ed"/>
    </style:style>
    <style:style style:name="P25" style:family="paragraph" style:parent-style-name="Text_20_body" style:list-style-name="L1">
      <style:paragraph-properties style:shadow="none"/>
      <style:text-properties officeooo:rsid="001767af" officeooo:paragraph-rsid="001767af"/>
    </style:style>
    <style:style style:name="T1" style:family="text">
      <style:text-properties fo:color="#666666" loext:opacity="100%" fo:font-weight="bold" officeooo:rsid="001767af"/>
    </style:style>
    <style:style style:name="T2" style:family="text">
      <style:text-properties fo:font-size="12pt" officeooo:rsid="001337eb" style:font-size-asian="12pt" style:font-weight-asian="bold" style:font-size-complex="12pt" style:font-weight-complex="bold"/>
    </style:style>
    <style:style style:name="T3" style:family="text">
      <style:text-properties fo:font-weight="normal" officeooo:rsid="0017273a"/>
    </style:style>
    <style:style style:name="T4" style:family="text">
      <style:text-properties fo:font-weight="normal" officeooo:rsid="001337eb"/>
    </style:style>
    <style:style style:name="T5" style:family="text">
      <style:text-properties officeooo:rsid="001337eb" style:font-weight-asian="bold" style:font-weight-complex="bold"/>
    </style:style>
    <style:style style:name="T6" style:family="text">
      <style:text-properties officeooo:rsid="0016bd78" style:font-weight-asian="bold" style:font-weight-complex="bold"/>
    </style:style>
    <style:style style:name="T7" style:family="text">
      <style:text-properties fo:color="#000000" loext:opacity="100%" style:font-name="LibertinusSans-Bold" fo:font-size="11pt" fo:font-style="normal" fo:font-weight="bold" style:font-size-asian="11pt" style:font-style-asian="normal" style:font-weight-asian="bold" style:font-size-complex="11pt"/>
    </style:style>
    <style:style style:name="T8" style:family="text">
      <style:text-properties fo:font-weight="bold" officeooo:rsid="0013f2a7"/>
    </style:style>
    <style:style style:name="T9" style:family="text">
      <style:text-properties style:font-name="Liberation Serif" fo:font-weight="bold" officeooo:rsid="001337eb"/>
    </style:style>
    <style:style style:name="T10" style:family="text">
      <style:text-properties style:font-name="Liberation Serif" fo:font-weight="normal" officeooo:rsid="001337eb" style:font-weight-asian="normal" style:font-weight-complex="normal"/>
    </style:style>
    <style:style style:name="T11" style:family="text">
      <style:text-properties officeooo:rsid="001337eb"/>
    </style:style>
    <style:style style:name="T12" style:family="text">
      <style:text-properties fo:color="#000000" loext:opacity="100%" fo:font-style="normal" fo:font-weight="normal" style:font-style-asian="normal" style:font-weight-asian="normal"/>
    </style:style>
    <style:style style:name="T13" style:family="text">
      <style:text-properties fo:color="#000000" loext:opacity="100%" fo:font-style="normal" fo:font-weight="normal" officeooo:rsid="00141dd0" style:font-style-asian="normal" style:font-weight-asian="normal"/>
    </style:style>
    <style:style style:name="T14" style:family="text">
      <style:text-properties officeooo:rsid="00157aba"/>
    </style:style>
    <style:style style:name="T15" style:family="text">
      <style:text-properties officeooo:rsid="001d4935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ZACHARY GEARY</text:h>
      <text:p text:style-name="P2">gearyz@sunypoly.edu</text:p>
      <text:p text:style-name="P3"><text:a xlink:type="simple" xlink:href="https://zgeary.dev/" text:style-name="Internet_20_link" text:visited-style-name="Visited_20_Internet_20_Link">zgeary.dev</text:a></text:p>
      <text:p text:style-name="P4"><text:a xlink:type="simple" xlink:href="https://www.linkedin.com/in/zacharygeary/" text:style-name="Internet_20_link" text:visited-style-name="Visited_20_Internet_20_Link"><text:span text:style-name="T1">LinkedIn</text:span></text:a></text:p>
      <text:p text:style-name="P5"/>
      <text:h text:style-name="P6" text:outline-level="3">Education</text:h>
      <text:p text:style-name="P7"><text:span text:style-name="T2">A.A.S In Computer Information Systems</text:span><text:span text:style-name="T3"><text:line-break/></text:span><text:span text:style-name="T4">Onondaga Community College</text:span><text:span text:style-name="T3"><text:line-break/></text:span><text:span text:style-name="T4">Cumulative GPA 3.83</text:span></text:p>
      <text:p text:style-name="P8"><text:span text:style-name="T5">A</text:span><text:span text:style-name="T6">ccomplishments</text:span></text:p>
      <text:p text:style-name="P9">2023 Presidents list</text:p>
      <text:p text:style-name="P9">Phi Theta Kappa</text:p>
      <text:p text:style-name="P9"/>
      <text:p text:style-name="P10"><text:span text:style-name="T2">B.S In Computer science</text:span><text:span text:style-name="T3"><text:line-break/></text:span><text:span text:style-name="T4">SUNY Polytechnic Institute</text:span><text:span text:style-name="T3"><text:line-break/>Cumulative GPA: </text:span></text:p>
      <text:h text:style-name="P11" text:outline-level="3">Experience</text:h>
      <text:section text:style-name="Sect1" text:name="Section1">
        <text:p text:style-name="P12"><text:span text:style-name="T7">Fulfillment Center Warehouse Associate</text:span><text:span text:style-name="T8"><text:line-break/></text:span><text:span text:style-name="T9">A</text:span><text:span text:style-name="T10">mazon Warehouse</text:span></text:p>
        <text:p text:style-name="P13">J<text:span text:style-name="T11">un</text:span> 20<text:span text:style-name="T11">23</text:span> – <text:span text:style-name="T11">Present</text:span> </text:p>
      </text:section>
      <text:list text:style-name="L1">
        <text:list-item>
          <text:p text:style-name="P14"><text:span text:style-name="T12">Assisted in the unboxing and inducting of products into the warehouse through the use of specialized equipment and </text:span><text:span text:style-name="T13">software.</text:span></text:p>
        </text:list-item>
        <text:list-item>
          <text:p text:style-name="P15">Preformed Audits on employee performance and provided corrective coaching when necessary.</text:p>
        </text:list-item>
        <text:list-item>
          <text:p text:style-name="P16">Frequently helped employees troubleshoot issues at their stations</text:p>
        </text:list-item>
      </text:list>
      <text:section text:style-name="Sect1" text:name="Section2">
        <text:p text:style-name="P17"><text:span text:style-name="T11">Assistant Director</text:span><text:span text:style-name="T14"><text:line-break/></text:span><text:span text:style-name="T4">Chick-fil-A-Restaurants</text:span></text:p>
        <text:p text:style-name="P13">Jun 2011 – Nov 2013 </text:p>
      </text:section>
      <text:list text:continue-numbering="true" text:style-name="L1">
        <text:list-item>
          <text:p text:style-name="P18">Managed front of house staff in a fast-paced restaurant environment.</text:p>
        </text:list-item>
        <text:list-item>
          <text:p text:style-name="P19">Received and handled Guest complaints in person and <text:span text:style-name="T15">over</text:span> the phone.</text:p>
        </text:list-item>
        <text:list-item>
          <text:p text:style-name="P20">Counted drawers and made deposits to <text:span text:style-name="T15">an automated</text:span> electronic safe.</text:p>
        </text:list-item>
      </text:list>
      <text:h text:style-name="P21" text:outline-level="3">Skills</text:h>
      <text:section text:style-name="Sect2" text:name="Section3">
        <text:list text:style-name="L1">
          <text:list-item>
            <text:p text:style-name="P22">Customer Service</text:p>
          </text:list-item>
          <text:list-item>
            <text:p text:style-name="P22">Linux</text:p>
          </text:list-item>
          <text:list-item>
            <text:p text:style-name="P23">SQL Databases</text:p>
          </text:list-item>
          <text:list-item>
            <text:p text:style-name="P24">Golang</text:p>
          </text:list-item>
          <text:list-item>
            <text:p text:style-name="P24">C++</text:p>
          </text:list-item>
          <text:list-item>
            <text:p text:style-name="P24">Software Development</text:p>
          </text:list-item>
          <text:list-item>
            <text:p text:style-name="P25">Web Development</text:p>
          </text:list-item>
          <text:list-item>
            <text:p text:style-name="P25">Git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tinus Sans" svg:font-family="'Libertinus Sans'" style:font-family-generic="system" style:font-pitch="variable"/>
    <style:font-face style:name="LibertinusSans-Bold" svg:font-family="LibertinusSans-Bold" style:font-pitch="variable"/>
    <style:font-face style:name="LibertinusSans-Regular" svg:font-family="LibertinusSans-Regular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Default_20_Drawing_20_Style" style:display-name="Default Drawing Style" style:family="paragraph">
      <style:text-properties style:font-name="DejaVu Serif" fo:font-family="'DejaVu Serif'" style:font-family-generic="roman" style:font-pitch="variable" fo:font-size="12pt" style:font-name-asian="Libertinus Sans" style:font-family-asian="'Libertinus Sans'" style:font-family-generic-asian="system" style:font-pitch-asian="variable" style:font-size-asian="12pt" style:font-name-complex="DejaVu Serif1" style:font-family-complex="'DejaVu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01:42:42.394420653</meta:creation-date>
    <meta:editing-duration>PT48M28S</meta:editing-duration>
    <meta:editing-cycles>13</meta:editing-cycles>
    <meta:generator>LibreOffice/24.8.2.1$Linux_X86_64 LibreOffice_project/480$Build-1</meta:generator>
    <dc:title>Resume</dc:title>
    <dc:date>2024-10-20T08:32:22.981587781</dc:date>
    <meta:document-statistic meta:table-count="0" meta:image-count="0" meta:object-count="0" meta:page-count="1" meta:paragraph-count="30" meta:word-count="146" meta:character-count="986" meta:non-whitespace-character-count="879"/>
    <meta:template xlink:type="simple" xlink:actuate="onRequest" xlink:title="Resume" xlink:href="../../../../../usr/lib/libreoffice/share/template/common/personal/Resume1page.ott" meta:date="2024-10-17T01:42:42.031806798"/>
  </office:meta>
</office:document-meta>
</file>